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horizontal-align="justify" draw:textarea-vertical-align="middle" draw:auto-grow-height="false" fo:min-height="0.288cm" fo:min-width="2.02cm"/>
    </style:style>
    <style:style style:name="gr2" style:family="graphic" style:parent-style-name="text">
      <style:graphic-properties draw:textarea-horizontal-align="justify" draw:textarea-vertical-align="middle" draw:auto-grow-height="false" fo:min-height="0.449cm" fo:min-width="1.152cm"/>
    </style:style>
    <style:style style:name="gr3" style:family="graphic" style:parent-style-name="text">
      <style:graphic-properties draw:textarea-horizontal-align="justify" draw:textarea-vertical-align="middle" draw:auto-grow-height="false" fo:min-height="0.64cm" fo:min-width="1.66cm"/>
    </style:style>
    <style:style style:name="gr4" style:family="graphic" style:parent-style-name="text">
      <style:graphic-properties draw:textarea-horizontal-align="justify" draw:textarea-vertical-align="middle" draw:auto-grow-height="false" fo:min-height="0.766cm" fo:min-width="3.278cm"/>
    </style:style>
    <style:style style:name="gr5" style:family="graphic" style:parent-style-name="text">
      <style:graphic-properties draw:textarea-horizontal-align="justify" draw:textarea-vertical-align="middle" draw:auto-grow-height="false" fo:min-height="0.768cm" fo:min-width="3.279cm"/>
    </style:style>
    <style:style style:name="gr6" style:family="graphic" style:parent-style-name="text">
      <style:graphic-properties draw:textarea-horizontal-align="justify" draw:textarea-vertical-align="middle" draw:auto-grow-height="false" fo:min-height="0.767cm" fo:min-width="1.7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text">
      <style:graphic-properties draw:textarea-horizontal-align="justify" draw:textarea-vertical-align="middle" draw:auto-grow-height="false" fo:min-height="1.02cm" fo:min-width="2.802cm"/>
    </style:style>
    <style:style style:name="gr9" style:family="graphic" style:parent-style-name="objectwithoutfill">
      <style:graphic-properties draw:marker-end="Arrow" draw:marker-end-width="0.3cm" draw:fill="none" draw:textarea-vertical-align="bottom"/>
    </style:style>
    <style:style style:name="gr10" style:family="graphic" style:parent-style-name="objectwithoutfill">
      <style:graphic-properties draw:marker-end="Arrow" draw:marker-end-width="0.3cm" draw:fill="none" draw:textarea-vertical-align="top"/>
    </style:style>
    <style:style style:name="gr11" style:family="graphic" style:parent-style-name="text">
      <style:graphic-properties draw:textarea-horizontal-align="justify" draw:textarea-vertical-align="middle" draw:auto-grow-height="false" fo:min-height="0.894cm" fo:min-width="5.1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794cm" svg:height="0.762cm" svg:x="13.192cm" svg:y="4.68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7" draw:id="id7" draw:layer="layout" svg:width="3.302cm" svg:height="1.397cm" svg:x="12.938cm" svg:y="16.494cm">
          <text:p text:style-name="P1">Count &gt;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5" draw:id="id5" draw:layer="layout" svg:width="4.318cm" svg:height="1.778cm" svg:x="12.43cm" svg:y="13.573cm">
          <text:p text:style-name="P1">Button 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2" draw:id="id2" draw:layer="layout" svg:width="3.778cm" svg:height="1.016cm" svg:x="12.7cm" svg:y="9.255cm">
          <text:p text:style-name="P1">Count = D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3.778cm" svg:height="1.27cm" svg:x="12.7cm" svg:y="11.287cm">
          <text:p text:style-name="P1">Get button stat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" draw:text-style-name="P1" xml:id="id1" draw:id="id1" draw:layer="layout" svg:width="3.81cm" svg:height="1.016cm" svg:x="12.684cm" svg:y="6.842cm">
          <text:p text:style-name="P1">Initializ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2" draw:layer="layout" svg:x1="14.589cm" svg:y1="7.858cm" svg:x2="14.589cm" svg:y2="9.255cm" draw:start-shape="id1" draw:start-glue-point="2" draw:end-shape="id2" svg:d="M14589 7858v1397" svg:viewBox="0 0 1 1398">
          <text:p/>
        </draw:connector>
        <draw:connector draw:style-name="gr7" draw:text-style-name="P2" draw:layer="layout" svg:x1="14.589cm" svg:y1="5.445cm" svg:x2="14.589cm" svg:y2="6.842cm" draw:start-shape="id3" draw:end-shape="id1" svg:d="M14589 5445v1397" svg:viewBox="0 0 1 1398">
          <text:p/>
        </draw:connector>
        <draw:connector draw:style-name="gr7" draw:text-style-name="P2" draw:layer="layout" svg:x1="14.589cm" svg:y1="10.271cm" svg:x2="14.589cm" svg:y2="11.287cm" draw:start-shape="id2" draw:start-glue-point="2" draw:end-shape="id4" svg:d="M14589 10271v1016" svg:viewBox="0 0 1 1017">
          <text:p/>
        </draw:connector>
        <draw:connector draw:style-name="gr7" draw:text-style-name="P2" draw:layer="layout" svg:x1="14.589cm" svg:y1="12.557cm" svg:x2="14.589cm" svg:y2="13.573cm" draw:start-shape="id4" draw:end-shape="id5" svg:d="M14589 12557v1016" svg:viewBox="0 0 1 1017">
          <text:p/>
        </draw:connector>
        <draw:custom-shape draw:style-name="gr8" draw:text-style-name="P1" xml:id="id6" draw:id="id6" draw:layer="layout" svg:width="3.302cm" svg:height="1.27cm" svg:x="12.938cm" svg:y="19.034cm">
          <text:p text:style-name="P1">Count -=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line-skew="1.53cm" svg:x1="16.748cm" svg:y1="14.462cm" svg:x2="16.478cm" svg:y2="9.763cm" draw:start-shape="id5" draw:start-glue-point="1" draw:end-shape="id2" draw:end-glue-point="7" svg:d="M16748 14462h2032v-4699h-2302" svg:viewBox="0 0 2303 4700">
          <text:p text:style-name="P3">No</text:p>
        </draw:connector>
        <draw:connector draw:style-name="gr7" draw:text-style-name="P2" draw:layer="layout" draw:line-skew="-9.421cm" svg:x1="12.938cm" svg:y1="19.669cm" svg:x2="12.7cm" svg:y2="11.922cm" draw:start-shape="id6" draw:start-glue-point="5" draw:end-shape="id4" svg:d="M12938 19669h-10160v-7747h9922" svg:viewBox="0 0 10161 7748">
          <text:p/>
        </draw:connector>
        <draw:connector draw:style-name="gr10" draw:text-style-name="P2" draw:layer="layout" svg:x1="14.589cm" svg:y1="15.351cm" svg:x2="14.589cm" svg:y2="16.494cm" draw:start-shape="id5" draw:end-shape="id7" svg:d="M14589 15351v1143" svg:viewBox="0 0 1 1144">
          <text:p text:style-name="P1">Yes</text:p>
        </draw:connector>
        <draw:connector draw:style-name="gr10" draw:text-style-name="P2" draw:layer="layout" svg:x1="14.589cm" svg:y1="17.891cm" svg:x2="14.589cm" svg:y2="19.034cm" draw:start-shape="id7" draw:start-glue-point="2" draw:end-shape="id6" svg:d="M14589 17891v1143" svg:viewBox="0 0 1 1144">
          <text:p text:style-name="P1">Yes</text:p>
        </draw:connector>
        <draw:custom-shape draw:style-name="gr11" draw:text-style-name="P1" xml:id="id8" draw:id="id8" draw:layer="layout" svg:width="7.366cm" svg:height="1.143cm" svg:x="3.54cm" svg:y="16.621cm">
          <text:p text:style-name="P1">Run “while button pressed” tas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2" draw:layer="layout" svg:x1="12.938cm" svg:y1="17.193cm" svg:x2="10.906cm" svg:y2="17.192cm" draw:start-shape="id7" draw:start-glue-point="5" draw:end-shape="id8" draw:end-glue-point="1" svg:d="M12938 17193h-1015v-1h-1017" svg:viewBox="0 0 2033 2">
          <text:p text:style-name="P4">No</text:p>
        </draw:connector>
        <draw:connector draw:style-name="gr7" draw:text-style-name="P2" draw:layer="layout" svg:x1="7.223cm" svg:y1="16.621cm" svg:x2="12.7cm" svg:y2="11.922cm" draw:start-shape="id8" draw:start-glue-point="0" draw:end-shape="id4" draw:end-glue-point="5" svg:d="M7223 16621v-4699h5477" svg:viewBox="0 0 5478 4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draw:stroke-dash="Dashed_20__28_var_29__20_4" svg:stroke-color="#000000" draw:fill="solid" draw:fill-color="#ffffff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9:27:05.877967238</meta:creation-date>
    <dc:date>2020-05-22T19:50:58.154517255</dc:date>
    <meta:editing-duration>PT23M36S</meta:editing-duration>
    <meta:editing-cycles>32</meta:editing-cycles>
    <meta:generator>LibreOffice/6.0.7.3$Linux_X86_64 LibreOffice_project/00m0$Build-3</meta:generator>
    <meta:document-statistic meta:object-count="18"/>
  </office:meta>
</office:document-meta>
</file>